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09-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08 de Abril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Adquisición de materiales para acondicionamiento de las áreas de Recepción, Recursos Humanos y Dirección de Control de la Administración Descentralizada pertenecientes a éste Órgano Contralor., en cumplimiento con lo establecido en el artículo 84 de la Ley de Contrataciones Públicas, <text:s/>publicada en la Gaceta Oficial de la República Bolivariana de Venezuela N° 39.503 de fecha 06-09-2010, DECIDO OTORGAR LA ADJUDICACIÓN PARCIAL por medio del presente Informe a las empresas signadas con los Nros. 1, 2, :</text:p>
      <text:p text:style-name="P11"/>
      <text:p text:style-name="P11">- MADERAS LECHERIA,C.A, RIF: J-31516914-2, por un monto de Bs. 142.370,10, ubicada en Av. Bella Vista con calle Páez, Complejo Empresarial el Roble , Galpon N° 1 Parroquia Alto los Godos, diagonal al Hospital Metropolitano, Maturín Monagas, MATURIN ESTADO MONAGAS
<text:line-break/>
<text:line-break/>- MADERERA MONAGAS,C.A, RIF: J-0800379-6, por un monto de Bs. 82.501,11, ubicada en Av. Raul Leoni Galpon Maderera Monagas, Sector Bajo Guarapiche. Maturin Monagas, MATURIN ESTADO MONAGAS
<text:line-break/>
<text:line-break/></text:p>
      <text:p text:style-name="P11"/>
      <text:p text:style-name="P5"><text:span text:style-name="T21">En Maturín, a los </text:span><text:span text:style-name="Fuente_20_de_20_párrafo_20_predeter."><text:span text:style-name="T17"><text:s/>nueve (09)</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Abril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